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-title">
      <style:graphic-properties fo:min-height="14.605cm"/>
      <style:paragraph-properties style:writing-mode="lr-tb"/>
    </style:style>
    <style:style style:name="pr6" style:family="presentation" style:parent-style-name="Blue_5f_Curve-notes">
      <style:graphic-properties draw:fill-color="#ffffff" fo:min-height="13.364cm"/>
      <style:paragraph-properties style:writing-mode="lr-tb"/>
    </style:style>
    <style:style style:name="pr7" style:family="presentation" style:parent-style-name="Blue_5f_Curve-title">
      <style:graphic-properties fo:min-height="15.875cm"/>
      <style:paragraph-properties style:writing-mode="lr-tb"/>
    </style:style>
    <style:style style:name="pr8" style:family="presentation" style:parent-style-name="Blue_5f_Curve-title">
      <style:graphic-properties fo:min-height="3cm"/>
      <style:paragraph-properties style:writing-mode="lr-tb"/>
    </style:style>
    <style:style style:name="pr9" style:family="presentation" style:parent-style-name="Blue_5f_Curve-title">
      <style:graphic-properties fo:min-height="8.806cm"/>
      <style:paragraph-properties style:writing-mode="lr-tb"/>
    </style:style>
    <style:style style:name="pr10" style:family="presentation" style:parent-style-name="Blue_5f_Curve-title">
      <style:graphic-properties fo:min-height="12.7cm"/>
      <style:paragraph-properties style:writing-mode="lr-tb"/>
    </style:style>
    <style:style style:name="pr11" style:family="presentation" style:parent-style-name="Blue_5f_Curve-title">
      <style:graphic-properties fo:min-height="9.5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035cm" svg:y="4.445cm" presentation:class="title" presentation:user-transformed="true">
          <draw:text-box>
            <text:p text:style-name="P1">Lesson-1 Hands on<text:line-break/></text:p>
          </draw:text-box>
        </draw:frame>
        <draw:frame draw:style-name="gr1" draw:text-style-name="P2" draw:layer="layout" svg:width="10.16cm" svg:height="0.962cm" svg:x="8.89cm" svg:y="6.35cm">
          <draw:text-box>
            <text:p>By Skye Hillhous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 Studio Part 1</text:p>
          </draw:text-box>
        </draw:frame>
        <draw:frame draw:style-name="gr3" draw:text-style-name="P6" draw:layer="layout" svg:width="10.074cm" svg:height="8.885cm" svg:x="1.27cm" svg:y="3.81cm">
          <draw:text-box>
            <text:p text:style-name="P4"><text:span text:style-name="T1">Load libraries</text:span></text:p>
            <text:p text:style-name="P4"><text:span text:style-name="T1"/></text:p>
            <text:p text:style-name="P4"><text:span text:style-name="T1"/></text:p>
            <text:p text:style-name="P5">library("car")</text:p>
            <text:p text:style-name="P5">library("caret")</text:p>
            <text:p text:style-name="P5">library("gvlma")</text:p>
            <text:p text:style-name="P5">library("predictmeans")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0cm" svg:y="0cm">
          <dc:date>2023-10-17T08:13:18</dc:date>
          <text:p/>
        </officeooo:annotation>
      </draw:page>
      <draw:page draw:name="page3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5" draw:layer="layout" svg:width="28cm" svg:height="14.605cm" svg:x="0cm" svg:y="0cm" presentation:class="title" presentation:user-transformed="true">
          <draw:text-box>
            <text:p>#Test Assumptions<text:line-break/><text:line-break/>## Linearity<text:line-break/><text:line-break/>scatter.smooth(x=heights$AM_Height, y=heights$PM_Height, main="Morning by Evening Height")<text:line-break/><text:line-break/>### Since this looks linear, the assumption of linearity has been met!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5" draw:layer="layout" svg:width="28cm" svg:height="14.605cm" svg:x="0cm" svg:y="0cm" presentation:class="title" presentation:user-transformed="true">
          <draw:text-box>
            <text:p>## Homoscedasticity<text:line-break/><text:line-break/>### Run the Basic Model<text:line-break/><text:line-break/>lmModHeights = lm(PM_Height~AM_Height, data=heights)<text:line-break/><text:line-break/>### Graph it<text:line-break/><text:line-break/>par(mfrow=c(2,2))<text:line-break/>plot(lmModHeight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7" draw:layer="layout" svg:width="27.94cm" svg:height="15.875cm" svg:x="0cm" svg:y="0cm" presentation:class="title" presentation:user-transformed="true">
          <draw:text-box>
            <text:p>#### Looking at the graphs, there should be an approximately flat line, and it looks like the top left curves and the bottom left graph has a dip, so the assumption of homoscedasticity may not be met.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7.801cm" svg:x="0cm" svg:y="2.1cm" presentation:class="title" presentation:user-transformed="true">
          <draw:text-box>
            <text:p><text:s/><text:span text:style-name="T2">Breusch-Pagan Test</text:span><text:line-break/><text:line-break/>lmtest::bptest(lmModHeights)<text:line-break/><text:line-break/> <text:s text:c="5"/>Since this test was not significant, there is homoscedasticity! The assumption is met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7.801cm" svg:x="0cm" svg:y="2.1cm" presentation:class="title" presentation:user-transformed="true">
          <draw:text-box>
            <text:p><text:s/><text:span text:style-name="T2">Breusch-Pagan Test</text:span><text:line-break/><text:line-break/>lmtest::bptest(lmModHeights)<text:line-break/><text:line-break/> <text:s text:c="5"/>Since this test was not significant, there is homoscedasticity! The assumption is met!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9" draw:layer="layout" svg:width="22.225cm" svg:height="16.901cm" svg:x="1.905cm" svg:y="-0.237cm" presentation:class="title" presentation:user-transformed="true">
          <draw:text-box>
            <text:p><text:s/><text:span text:style-name="T2">Non-Constant Variance Test</text:span><text:line-break/><text:line-break/>car::ncvTest(lmModHeights)<text:line-break/><text:line-break/>Same here - it wasn't significant, so the assumption has been met!<text:line-break/><text:line-break/>## Homogeneity of Variance<text:line-break/><text:line-break/> Looking at the graphs from the last assumption, this may not have been passed. But continuing for learning purposes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0" draw:layer="layout" svg:width="28cm" svg:height="12.7cm" svg:x="0cm" svg:y="0cm" presentation:class="title" presentation:user-transformed="true">
          <draw:text-box>
            <text:p><text:s/><text:span text:style-name="T2">GVLMA test</text:span><text:span text:style-name="T2"><text:line-break/></text:span><text:line-break/>gvlma(lmModHeights)<text:line-break/><text:line-break/> All assumptions acceptable! Wow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11.701cm" svg:x="0cm" svg:y="0.15cm" presentation:class="title" presentation:user-transformed="true">
          <draw:text-box>
            <text:p>## Screening for outliers in x space<text:line-break/><text:line-break/>###Cook's D<text:line-break/><text:line-break/>CookD(lmModHeights, group=NULL, plot=TRUE, idn=3, newwd=TRUE)<text:line-break/><text:line-break/>#### Looks like observations 3, 4, and 12 may be a proble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5" draw:layer="layout" svg:width="25cm" svg:height="15.601cm" svg:x="2.305cm" svg:y="0.137cm" presentation:class="title" presentation:user-transformed="true">
          <draw:text-box>
            <text:p><text:span text:style-name="T3">### Leverage values</text:span><text:span text:style-name="T3"><text:line-break/></text:span><text:span text:style-name="T3"><text:line-break/></text:span><text:span text:style-name="T3">lev = hat(model.matrix(lmModHeights))</text:span><text:span text:style-name="T3"><text:line-break/></text:span><text:span text:style-name="T3">plot(lev)</text:span><text:span text:style-name="T3"><text:line-break/></text:span><text:span text:style-name="T3"><text:line-break/></text:span><text:span text:style-name="T3">heights[lev&gt;.2,]</text:span><text:span text:style-name="T3"><text:line-break/></text:span><text:span text:style-name="T3"><text:line-break/></text:span><text:span text:style-name="T3">#### Going by leverage values, only 3 is really an issue</text:span><text:span text:style-name="T3"><text:line-break/></text:span><text:span text:style-name="T3"><text:line-break/></text:span>## Screening for outliers in y space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11.701cm" svg:x="0cm" svg:y="0.15cm" presentation:class="title" presentation:user-transformed="true">
          <draw:text-box>
            <text:p><text:line-break/><text:line-break/>car::outlierTest(lmModHeights)<text:line-break/><text:line-break/>### This test was significant, so it's likely there is at least one outlier<text:line-break/><text:line-break/>## Screening for outliers in x and y space (influential point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6.501cm" svg:x="0cm" svg:y="2.75cm" presentation:class="title" presentation:user-transformed="true">
          <draw:text-box>
            <text:p>summary(influence.measures(lmModHeights))<text:line-break/><text:line-break/>### Looks like the values on the list are 3, 11, and 37. <text:s/>Should probably try a model in which outliers are removed from the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11.701cm" svg:x="0cm" svg:y="0.15cm" presentation:class="title" presentation:user-transformed="true">
          <draw:text-box>
            <text:p>## Creating a new model without outliers to test against the model with outliers<text:line-break/><text:line-break/>heightsNoO &lt;- heights[c(1,2,5,6,7,8,9,10,13,14,15,16,17,18,19,20,21,22,23,24,25,26,27,28,29,30,31,32,33,34,35,36,38,39,40,41),]<text:line-break/>lmModHeightsNoO = lm(PM_Height~AM_Height, data=heightsNoO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9.101cm" svg:x="0cm" svg:y="1.45cm" presentation:class="title" presentation:user-transformed="true">
          <draw:text-box>
            <text:p>## Look at the model summaries for each<text:line-break/><text:line-break/>summary(lmModHeights)<text:line-break/><text:line-break/>### Looks like morning height is a significant predictor of evening height and explains 99% of the variance in evening height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6.501cm" svg:x="0cm" svg:y="2.75cm" presentation:class="title" presentation:user-transformed="true">
          <draw:text-box>
            <text:p>summary(lmModHeightsNoO)<text:line-break/><text:line-break/>### Very similar results with the model with no outliers, so it's fine to keep and use the original model with all the data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3cm" svg:x="1.035cm" svg:y="0.635cm" presentation:class="title" presentation:user-transformed="true">
          <draw:text-box>
            <text:p>Part-two<text:line-break/>Python</text:p>
          </draw:text-box>
        </draw:frame>
        <draw:frame draw:style-name="gr3" draw:text-style-name="P10" draw:layer="layout" svg:width="10.552cm" svg:height="6.649cm" svg:x="0.243cm" svg:y="6.051cm">
          <draw:text-box>
            <text:p>import pandas as pd</text:p>
            <text:p>import numpy as np</text:p>
            <text:p>import matplotlib.pyplot as plt</text:p>
            <text:p>from pylab import *</text:p>
            <text:p>import seaborn as sns</text:p>
            <text:p>%matplotlib inline</text:p>
            <text:p>import statsmodels.api as sm</text:p>
            <text:p>import statsmodels.stats.api as sms</text:p>
            <text:p>from scipy.stats import boxcox</text:p>
          </draw:text-box>
        </draw:frame>
        <draw:frame draw:style-name="gr4" draw:text-style-name="P2" draw:layer="layout" svg:width="2.581cm" svg:height="0.962cm" svg:x="1.27cm" svg:y="5.08cm">
          <draw:text-box>
            <text:p>impor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3cm" svg:x="0cm" svg:y="4.5cm" presentation:class="title" presentation:user-transformed="true">
          <draw:text-box>
            <text:p>Read in data</text:p>
          </draw:text-box>
        </draw:frame>
        <draw:frame draw:style-name="gr5" draw:text-style-name="P2" draw:layer="layout" svg:width="24.13cm" svg:height="2.384cm" svg:x="3.175cm" svg:y="6.985cm">
          <draw:text-box>
            <text:p/>
            <text:p>heights = pd.read_csv('C:/Users/courtney.pollard/Desktop/Data Science/heights.csv')</text:p>
          </draw:text-box>
        </draw:frame>
        <draw:frame draw:style-name="gr1" draw:text-style-name="P2" draw:layer="layout" svg:width="19.685cm" svg:height="0.962cm" svg:x="3.175cm" svg:y="10.16cm">
          <draw:text-box>
            <text:p>heights.head(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3cm" svg:x="1.67cm" svg:y="0.175cm" presentation:class="title" presentation:user-transformed="true">
          <draw:text-box>
            <text:p>Test assumptions</text:p>
          </draw:text-box>
        </draw:frame>
        <draw:frame draw:style-name="gr1" draw:text-style-name="P2" draw:layer="layout" svg:width="6.35cm" svg:height="0.962cm" svg:x="1.905cm" svg:y="3.175cm">
          <draw:text-box>
            <text:p>Linearity</text:p>
          </draw:text-box>
        </draw:frame>
        <draw:frame draw:style-name="gr3" draw:text-style-name="P10" draw:layer="layout" svg:width="6.204cm" svg:height="0.961cm" svg:x="0.781cm" svg:y="4.137cm">
          <draw:text-box>
            <text:p>sns.pairplot(heights)</text:p>
          </draw:text-box>
        </draw:frame>
        <draw:frame draw:style-name="gr4" draw:text-style-name="P2" draw:layer="layout" svg:width="11.403cm" svg:height="0.962cm" svg:x="3.029cm" svg:y="6.985cm">
          <draw:text-box>
            <text:p>Image not showing. Visibly a linear l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3cm" svg:x="0.635cm" svg:y="0.175cm" presentation:class="title" presentation:user-transformed="true">
          <draw:text-box>
            <text:p>homosendency</text:p>
          </draw:text-box>
        </draw:frame>
        <draw:frame draw:style-name="gr1" draw:text-style-name="P2" draw:layer="layout" svg:width="7.62cm" svg:height="1.673cm" svg:x="1.905cm" svg:y="3.175cm">
          <draw:text-box>
            <text:p>x = heights['AM_Height']</text:p>
            <text:p>y = heights['PM_Height']</text:p>
          </draw:text-box>
        </draw:frame>
        <draw:frame draw:style-name="gr3" draw:text-style-name="P10" draw:layer="layout" svg:width="7.534cm" svg:height="0.961cm" svg:x="1.905cm" svg:y="5.389cm">
          <draw:text-box>
            <text:p>model = sm.OLS(y,x).fit()</text:p>
          </draw:text-box>
        </draw:frame>
        <draw:frame draw:style-name="gr3" draw:text-style-name="P10" draw:layer="layout" svg:width="13.202cm" svg:height="2.383cm" svg:x="1.905cm" svg:y="6.782cm">
          <draw:text-box>
            <text:p>pred_val = model.fittedvalues.copy()</text:p>
            <text:p>true_val = heights['PM_Height'].values.copy()</text:p>
            <text:p>residual = true_val - pred_val</text:p>
          </draw:text-box>
        </draw:frame>
        <draw:frame draw:style-name="gr3" draw:text-style-name="P10" draw:layer="layout" svg:width="10.552cm" svg:height="1.672cm" svg:x="1.905cm" svg:y="10.16cm">
          <draw:text-box>
            <text:p>fig, ax = plt.subplots(figsize=(6,2.5))</text:p>
            <text:p>_ = ax.scatter(residual, pred_val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3.901cm" svg:x="0cm" svg:y="4.05cm" presentation:class="title" presentation:user-transformed="true">
          <draw:text-box>
            <text:p>No graph again the residuals are not random and they also do not form a straight line. It may be in violation of homoscedasticit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9" presentation:use-date-time-name="dtd1">
        <office:forms form:automatic-focus="false" form:apply-design-mode="false"/>
        <draw:frame draw:style-name="gr3" draw:text-style-name="P10" draw:layer="layout" svg:width="19.235cm" svg:height="1.27cm" svg:x="3.625cm" svg:y="0cm">
          <draw:text-box>
            <text:p>sms.diagnostic.het_breuschpagan(residual, heights[['AM_Height']])</text:p>
          </draw:text-box>
        </draw:frame>
        <draw:frame draw:style-name="gr1" draw:text-style-name="P2" draw:layer="layout" svg:width="22.86cm" svg:height="1.673cm" svg:x="1.905cm" svg:y="1.27cm">
          <draw:text-box>
            <text:p>Have violated the assumption of homoscendasticity since this p-value is significant</text:p>
          </draw:text-box>
        </draw:frame>
        <draw:frame draw:style-name="gr1" draw:text-style-name="P2" draw:layer="layout" svg:width="20.955cm" svg:height="0.962cm" svg:x="1.905cm" svg:y="3.81cm">
          <draw:text-box>
            <text:p>sms.linear_harvey_collier(model)</text:p>
          </draw:text-box>
        </draw:frame>
        <draw:frame draw:style-name="gr1" draw:text-style-name="P2" draw:layer="layout" svg:width="23.495cm" svg:height="1.673cm" svg:x="1.94cm" svg:y="5.315cm">
          <draw:text-box>
            <text:p>Going by this one it looks like the assumption has not been violated, but should still try to fix it because both graph and BP are showing issu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7" draw:layer="layout" svg:width="27.94cm" svg:height="15.875cm" svg:x="0cm" svg:y="0cm" presentation:class="title" presentation:user-transformed="true">
          <draw:text-box>
            <text:p>transformed, _ = boxcox(heights['AM_Height'])<text:line-break/>plt.hist(transformed)<text:line-break/><text:line-break/>x = transformed<text:line-break/>model1 = sm.OLS(y,x).fit()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11.701cm" svg:x="0cm" svg:y="0.15cm" presentation:class="title" presentation:user-transformed="true">
          <draw:text-box>
            <text:p>pred_val = model1.fittedvalues.copy()<text:line-break/>true_val = heights['PM_Height'].values.copy()<text:line-break/>residual = true_val – pred_val<text:line-break/><text:line-break/><text:line-break/><text:line-break/>pred_val = model1.fittedvalues.copy()<text:line-break/>true_val = heights['PM_Height'].values.copy()<text:line-break/>residual = true_val - pred_v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9.101cm" svg:x="0cm" svg:y="1.45cm" presentation:class="title" presentation:user-transformed="true">
          <draw:text-box>
            <text:p>sms.diagnostic.het_breuschpagan(residual, heights[['AM_Height']])<text:line-break/><text:line-break/>sms.linear_harvey_collier(model)<text:line-break/><text:line-break/><text:line-break/>this still dose not look ide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9.101cm" svg:x="0cm" svg:y="1.45cm" presentation:class="title" presentation:user-transformed="true">
          <draw:text-box>
            <text:p>Screening for outlyiers<text:line-break/><text:line-break/>fig, ax = plt.subplots(figsize=(12,8))<text:line-break/>fig = sm.graphics.influence_plot(model, alpha = .05, ax = ax, criterion="cooks")<text:line-break/><text:line-break/>no graph,36 is a proble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7.801cm" svg:x="0cm" svg:y="2.1cm" presentation:class="title" presentation:user-transformed="true">
          <draw:text-box>
            <text:p>infl = model.get_influence()<text:line-break/>print(infl.summary_frame())<text:line-break/><text:line-break/>output exceeds the size limits<text:line-break/><text:line-break/>try a new model without 36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8" draw:layer="layout" svg:width="25cm" svg:height="13.001cm" svg:x="0cm" svg:y="-0.5cm" presentation:class="title" presentation:user-transformed="true">
          <draw:text-box>
            <text:p>heights.drop(heights.index[36], inplace=True)<text:line-break/><text:line-break/>x = heights['AM_Height']<text:line-break/>y = heights['PM_Height']<text:line-break/><text:line-break/>modelNoO = sm.OLS(y,x).fit()<text:line-break/><text:line-break/>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1" draw:layer="layout" svg:width="25cm" svg:height="18.201cm" svg:x="1.905cm" svg:y="0.107cm" presentation:class="title" presentation:user-transformed="true">
          <draw:text-box>
            <text:p>Compare and interpret the original model compared to one without outliers<text:line-break/><text:line-break/><text:line-break/>model.summary()<text:line-break/><text:line-break/>modelNoO.summary()<text:line-break/><text:line-break/>both are significant with little difference, the original is good to use.<text:line-break/><text:line-break/>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7T08:10:57.229000000</meta:creation-date>
    <meta:editing-duration>PT12M24S</meta:editing-duration>
    <meta:editing-cycles>2</meta:editing-cycles>
    <meta:generator>LibreOffice/7.3.4.2$Windows_X86_64 LibreOffice_project/728fec16bd5f605073805c3c9e7c4212a0120dc5</meta:generator>
    <dc:title>Blue Curve</dc:title>
    <dc:date>2023-10-17T09:55:56.149000000</dc:date>
    <meta:document-statistic meta:object-count="138"/>
  </office:meta>
</office:document-meta>
</file>